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0pt" fo:font-weight="bold" officeooo:rsid="00069ccd" officeooo:paragraph-rsid="00069cc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Sans" fo:font-size="10pt" style:font-size-asian="10pt" style:font-size-complex="10pt"/>
    </style:style>
    <style:style style:name="P3" style:family="paragraph" style:parent-style-name="Standard">
      <style:text-properties style:font-name="Liberation Sans" fo:font-size="10pt" fo:font-weight="bold" officeooo:paragraph-rsid="0005e853" style:font-size-asian="10pt" style:font-size-complex="10pt"/>
    </style:style>
    <style:style style:name="P4" style:family="paragraph" style:parent-style-name="Standard">
      <style:text-properties style:font-name="Liberation Sans" fo:font-size="10pt" officeooo:paragraph-rsid="0001ce69" style:font-size-asian="10pt" style:font-size-complex="10pt"/>
    </style:style>
    <style:style style:name="P5" style:family="paragraph" style:parent-style-name="Standard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top="0cm" fo:margin-bottom="0.318cm" style:contextual-spacing="false" fo:text-align="start" style:justify-single-word="false" fo:text-indent="0cm" style:auto-text-indent="false"/>
      <style:text-properties style:font-name="Liberation Sans" fo:font-size="10pt" officeooo:paragraph-rsid="0001ce69" style:font-size-asian="10pt" style:font-size-complex="10pt"/>
    </style:style>
    <style:style style:name="P7" style:family="paragraph" style:parent-style-name="Standard">
      <style:paragraph-properties fo:margin-left="0cm" fo:margin-top="0cm" fo:margin-bottom="0cm" style:contextual-spacing="false" fo:text-align="start" style:justify-single-word="false" fo:text-indent="0cm" style:auto-text-indent="false"/>
      <style:text-properties style:font-name="Liberation Sans" fo:font-size="10pt" officeooo:paragraph-rsid="0001ce69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true"/>
      <style:text-properties style:font-name="Liberation Sans" fo:font-size="10pt" style:font-size-asian="10pt" style:font-size-complex="10pt"/>
    </style:style>
    <style:style style:name="T1" style:family="text">
      <style:text-properties officeooo:rsid="00075e18"/>
    </style:style>
    <style:style style:name="T2" style:family="text">
      <style:text-properties officeooo:rsid="00069ccd" style:font-weight-asian="bold" style:font-weight-complex="bold"/>
    </style:style>
    <style:style style:name="T3" style:family="text">
      <style:text-properties officeooo:rsid="0005e853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69ccd"/>
    </style:style>
    <style:style style:name="T6" style:family="text">
      <style:text-properties fo:font-family="Helvetica" style:font-family-generic="roman" style:font-pitch="variable"/>
    </style:style>
    <style:style style:name="T7" style:family="text">
      <style:text-properties fo:font-weight="bold" style:font-weight-asian="bold"/>
    </style:style>
    <style:style style:name="T8" style:family="text">
      <style:text-properties style:text-line-through-style="solid" style:text-line-through-type="single" fo:font-weight="bold" style:font-weight-asian="bold"/>
    </style:style>
    <style:style style:name="T9" style:family="text">
      <style:text-properties fo:font-weight="bold" officeooo:rsid="00069cc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tre nous 3. Exercices. </text:span>Pag. 171</text:p>
      <text:p text:style-name="P2"/>
      <text:p text:style-name="P3"><text:span text:style-name="T2">1. </text:span><text:span text:style-name="T3">Un souvenir du Québec</text:span></text:p>
      <text:p text:style-name="P4">Complétez le dialogue avec les pronoms COD ( le, la, les, l' ) qui conviennent.</text:p>
      <text:p text:style-name="P4"><text:s text:c="4"/>• Bonjour Monsieur, est-ce que je peux vous aider ?</text:p>
      <text:p text:style-name="P4"><text:s text:c="4"/>• Oui, je voudrais offrir un souvenir du Québec à un ami. Qu’est-ce que vous pouvez me conseiller ?</text:p>
      <text:p text:style-name="P4"><text:s text:c="4"/>• La spécialité du Québec, c’est le sirop d´érable, vous connaissez ? On <text:span text:style-name="T4">le</text:span></text:p>
      <text:p text:style-name="P4"><text:s text:c="6"/> déguste généralement sur un pancake pour le goûter. Nous vendons des bouteilles d’un ou deux litres.</text:p>
      <text:p text:style-name="P4"><text:s text:c="4"/>• Combien coûte cette bouteille ?</text:p>
      <text:p text:style-name="P4"><text:s text:c="4"/>• Nous <text:span text:style-name="T4">la</text:span> vendons à 10 $. Vous pensez en offrir à plusieurs personnes ? Si vous achetez trois bouteilles, la quatrième est à moitié prix.</text:p>
      <text:p text:style-name="P4"><text:s text:c="4"/>• D’accord, je vais les acheter. Et ce sirop vous  <text:span text:style-name="T4">le</text:span> mangez aussi sur du pain ?</text:p>
      <text:p text:style-name="P4"><text:s text:c="4"/>• Non, traditionnellement, nous <text:span text:style-name="T4">le</text:span> mangeons sur des pancakes. Nous en vendons également, vous en voulez ? Il ne nous reste plus que trois paquets.</text:p>
      <text:p text:style-name="P4"><text:s text:c="4"/>• Très bien, je <text:span text:style-name="T4">les</text:span> prends aussi. Ça fera combien au total ?</text:p>
      <text:p text:style-name="P4"><text:s text:c="4"/>• 45 $, s’il vous plaît.</text:p>
      <text:p text:style-name="P4"/>
      <text:p text:style-name="P4"/>
      <text:p text:style-name="P5"><text:span text:style-name="T5">2. </text:span>Souvenir de vacances</text:p>
      <text:p text:style-name="P2"/>
      <text:p text:style-name="P6" loext:marker-style-name="T6">Faites des phrases comme dans l'exemple pour parler des habitudes des voyageurs.</text:p>
      <text:p text:style-name="P6" loext:marker-style-name="T6"><text:span text:style-name="T7">consulter - </text:span><text:span text:style-name="T8">acheter</text:span><text:span text:style-name="T7"> - écrire - télécharger - goûter</text:span></text:p>
      <text:p text:style-name="P7" loext:marker-style-name="T6"><text:span text:style-name="T7">1. </text:span>Un bibelot : </text:p>
      <text:p text:style-name="P7" loext:marker-style-name="T6">​On l’achète pour avoir un souvenir de vacances.</text:p>
      <text:p text:style-name="P7" loext:marker-style-name="T6"><text:span text:style-name="T7">2. </text:span>Une application de voyage : </text:p>
      <text:p text:style-name="P7" loext:marker-style-name="T6">On la télécharge pour préparer la voyage</text:p>
      <text:p text:style-name="P7" loext:marker-style-name="T6"><text:span text:style-name="T7">3. </text:span>Une spécialité locale : </text:p>
      <text:p text:style-name="P7" loext:marker-style-name="T6">On les goûte pour connaître la nourriture locale</text:p>
      <text:p text:style-name="P7" loext:marker-style-name="T6"><text:span text:style-name="T7">4. </text:span>Un blog de voyage : </text:p>
      <text:p text:style-name="P7" loext:marker-style-name="T6">On l'écrit pour se rappeler des endroits visités</text:p>
      <text:p text:style-name="P7" loext:marker-style-name="T6"><text:span text:style-name="T7">5. </text:span>Un guide touristique : </text:p>
      <text:p text:style-name="P7" loext:marker-style-name="T6">On le lit pour planifier le voyage</text:p>
      <text:p text:style-name="P2"/>
      <text:p text:style-name="P2"/>
      <text:p text:style-name="P2"><text:span text:style-name="T9">3. </text:span><text:span text:style-name="T4">Nos objets de voyage</text:span></text:p>
      <text:p text:style-name="P2"/>
      <text:p text:style-name="P2">Répondez aux questions en transformant les parties soulignées.</text:p>
      <text:p text:style-name="P2"/>
      <text:p text:style-name="P8">1. Est-ce que cet aimant est à toi ? Non, <text:span text:style-name="T4">ce n’est pas le mien</text:span>.</text:p>
      <text:p text:style-name="P8">2. Est-ce que ce guide est à eux ? Oui,<text:span text:style-name="T4"> c'est le leur</text:span></text:p>
      <text:p text:style-name="P8">3. Est-ce que cet appareil-photo est à Marc ? Oui, <text:span text:style-name="T4"><text:s/>c'est le sien</text:span></text:p>
      <text:p text:style-name="P8">4. Est-ce que cette carte postale est à Fabrice et Laure ? Non, <text:span text:style-name="T4">ce n'est pas la leur</text:span></text:p>
      <text:p text:style-name="P8">5. Cette boîte de bonbons est à vous ? Oui, <text:s/><text:span text:style-name="T4">c'est la nôtre</text:span></text:p>
      <text:p text:style-name="P8"/>
      <text:p text:style-name="P2"/>
      <text:p text:style-name="P5"><text:span text:style-name="T5">4. </text:span>Le guide de voyage</text:p>
      <text:p text:style-name="P2"/>
      <text:p text:style-name="P2">Trois voyageurs comparent leurs guides de voyage. </text:p>
      <text:p text:style-name="P2">Complétez le dialogue avec les pronoms personnels possessifs.</text:p>
      <text:p text:style-name="P2"/>
      <text:p text:style-name="P2">Fabien : Dans mon guide, ils disent que le meilleur restaurant de la ville est fermé en ce moment. Est-ce que c’est écrit dans <text:span text:style-name="T4">le tien</text:span>, Aurélie ?</text:p>
      <text:p text:style-name="P2"><text:s/></text:p>
      <text:p text:style-name="P2">Aurélie : Non, dans <text:span text:style-name="T4">le mien</text:span> ce n’est pas précisé. C’est bien le même restaurant, mais le guide ne précise pas quand il ferme.</text:p>
      <text:p text:style-name="P2"><text:s/></text:p>
      <text:p text:style-name="P2">Nadia : C’est bizarre, mon guide n’en parle pas du tout. Ils sont de quelle année <text:span text:style-name="T4">les vôtres</text:span> ?</text:p>
      <text:p text:style-name="P2"><text:s/></text:p>
      <text:p text:style-name="P2">Fabien : Ils datent de 2010, on les a achetés ensemble lors de notre premier séjour à Marrakech. Ils sont un peu vieux maintenant. Je pense qu’on devrait plutôt suivre <text:span text:style-name="T4">le tien</text:span>, Nadia, c’est le plus réc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4:17:35.582933900</meta:creation-date>
    <dc:date>2025-10-15T15:43:36.632282500</dc:date>
    <meta:editing-duration>PT1H15M36S</meta:editing-duration>
    <meta:editing-cycles>6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43" meta:word-count="480" meta:character-count="2592" meta:non-whitespace-character-count="2096"/>
  </office:meta>
</office:document-meta>
</file>